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MT" svg:font-family="ArialMT"/>
    <style:font-face style:name="TrebuchetMS" svg:font-family="TrebuchetMS"/>
    <style:font-face style:name="Verdana" svg:font-family="Verdana"/>
    <style:font-face style:name="Verdana-Bold" svg:font-family="Verdana-Bold"/>
    <style:font-face style:name="sans-serif" svg:font-family="sans-serif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2a2a2a" style:font-name="TrebuchetMS" fo:font-size="9pt" fo:font-style="normal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Title2_7e_LT_7e_Gliederung_20_1" style:list-style-name="">
      <style:paragraph-properties fo:margin-left="0cm" fo:margin-right="0cm" fo:margin-top="0.148cm" fo:margin-bottom="0cm" fo:line-height="9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Calibri" fo:font-size="9pt" fo:font-style="normal" fo:text-shadow="none" style:text-underline-style="none" fo:font-weight="bold" style:letter-kerning="true" style:font-name-asian="Calibri" style:font-size-asian="9pt" style:font-style-asian="normal" style:font-weight-asian="bold" style:font-name-complex="Calibri" style:font-size-complex="9pt" style:font-style-complex="normal" style:font-weight-complex="bold" style:text-emphasize="none" style:text-overline-style="none" style:text-overline-color="font-color"/>
    </style:style>
    <style:style style:name="P5" style:family="paragraph" style:parent-style-name="Title2_7e_LT_7e_Gliederung_20_1" style:list-style-name="">
      <style:paragraph-properties fo:margin-left="0cm" fo:margin-right="0cm" fo:margin-top="0.148cm" fo:margin-bottom="0cm" fo:line-height="9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Calibri" fo:font-size="9pt" fo:font-style="normal" fo:text-shadow="none" style:text-underline-style="none" fo:font-weight="normal" style:letter-kerning="true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Title2_7e_LT_7e_Gliederung_20_1" style:list-style-name="">
      <style:paragraph-properties fo:margin-left="0cm" fo:margin-right="0cm" fo:margin-top="0.148cm" fo:margin-bottom="0cm" fo:line-height="9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 Sans" fo:font-size="9pt" fo:font-style="normal" fo:text-shadow="none" style:text-underline-style="none" fo:font-weight="normal" style:letter-kerning="true" style:font-name-asian="Lucida Sans" style:font-size-asian="9pt" style:font-style-asian="normal" style:font-weight-asian="normal" style:font-name-complex="Lucida Sans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Title2_7e_LT_7e_Gliederung_20_1" style:list-style-name="">
      <style:paragraph-properties fo:margin-left="0cm" fo:margin-right="0cm" fo:margin-top="0.159cm" fo:margin-bottom="0cm" fo:line-height="9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Calibri" fo:font-size="9pt" fo:font-style="normal" fo:text-shadow="none" style:text-underline-style="none" fo:font-weight="normal" style:letter-kerning="true" style:font-name-asian="Calibri" style:font-size-asian="9pt" style:font-style-asian="normal" style:font-weight-asian="normal" style:font-name-complex="Calibri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Title2_7e_LT_7e_Gliederung_20_1" style:list-style-name="">
      <style:paragraph-properties fo:margin-left="0cm" fo:margin-right="0cm" fo:margin-top="0.159cm" fo:margin-bottom="0cm" fo:line-height="9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 Sans" fo:font-size="9pt" fo:font-style="normal" fo:text-shadow="none" style:text-underline-style="none" fo:font-weight="normal" style:letter-kerning="true" style:font-name-asian="Lucida Sans" style:font-size-asian="9pt" style:font-style-asian="normal" style:font-weight-asian="normal" style:font-name-complex="Lucida Sans" style:font-size-complex="9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text-position="29% 100%"/>
    </style:style>
    <style:style style:name="T3" style:family="text">
      <style:text-properties fo:color="#000000"/>
    </style:style>
    <style:style style:name="T4" style:family="text">
      <style:text-properties fo:color="#000000" style:font-name="Verdana"/>
    </style:style>
    <style:style style:name="T5" style:family="text">
      <style:text-properties fo:color="#000000" style:font-name="Verdana" fo:font-size="18pt"/>
    </style:style>
    <style:style style:name="T6" style:family="text">
      <style:text-properties fo:color="#000000" style:font-name="Verdana" fo:font-size="20pt"/>
    </style:style>
    <style:style style:name="T7" style:family="text">
      <style:text-properties fo:color="#000000" style:font-name="Verdana" fo:font-size="21pt"/>
    </style:style>
    <style:style style:name="T8" style:family="text">
      <style:text-properties fo:color="#000000" style:font-name="Verdana-Bold"/>
    </style:style>
    <style:style style:name="T9" style:family="text">
      <style:text-properties fo:color="#000000" style:font-name="Verdana-Bold" fo:font-weight="bold"/>
    </style:style>
    <style:style style:name="T10" style:family="text">
      <style:text-properties fo:color="#000000" style:font-name="Verdana-Bold" fo:font-size="20pt"/>
    </style:style>
    <style:style style:name="T11" style:family="text">
      <style:text-properties fo:color="#000000" style:font-name="Verdana-Bold" fo:font-size="20pt" fo:font-weight="bold"/>
    </style:style>
    <style:style style:name="T12" style:family="text">
      <style:text-properties fo:color="#000000" fo:font-size="39pt"/>
    </style:style>
    <style:style style:name="T13" style:family="text">
      <style:text-properties fo:color="#000000" fo:font-size="38pt"/>
    </style:style>
    <style:style style:name="T14" style:family="text">
      <style:text-properties fo:color="#ffffff"/>
    </style:style>
    <style:style style:name="T15" style:family="text">
      <style:text-properties fo:color="#ffffff" fo:font-size="15pt"/>
    </style:style>
    <style:style style:name="T16" style:family="text">
      <style:text-properties fo:color="#ffffff" fo:font-size="12pt"/>
    </style:style>
    <style:style style:name="T17" style:family="text">
      <style:text-properties fo:font-size="39pt"/>
    </style:style>
    <style:style style:name="T18" style:family="text">
      <style:text-properties fo:font-size="3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the Components of Hadoop 2.x and explain each component in detail.</text:p>
      <text:p text:style-name="P3"/>
      <text:p text:style-name="P4">NameNode</text:p>
      <text:p text:style-name="P6"><text:span text:style-name="T1">Contains Hadoop FileSystem Tree and other metadata information about files and </text:span>directories.</text:p>
      <text:p text:style-name="P5">Contains in-memory mapping of which blocks are stored in which datanode.</text:p>
      <text:p text:style-name="P6"/>
      <text:p text:style-name="P4">Secondary Namenode</text:p>
      <text:p text:style-name="P6"><text:span text:style-name="T1">Performs house-keeping activities for namenode, like periodic merging of namespace </text:span>and edits.</text:p>
      <text:p text:style-name="P5">This is not a back up for namenode.</text:p>
      <text:p text:style-name="P6"/>
      <text:p text:style-name="P4">DataNode</text:p>
      <text:p text:style-name="P5">Stores actual data blocks of file in HDFS on its own local disk.</text:p>
      <text:p text:style-name="P5">Sends signals to NameNode periodically (called as Heartbeat) to verify it is active.</text:p>
      <text:p text:style-name="P6"><text:span text:style-name="T1">Sends block reporting to the nameode on cluster startup as well as periodically at </text:span>every 10<text:span text:style-name="T2">th</text:span> Heartbeat.</text:p>
      <text:p text:style-name="P7">The data node are the workhorse of the system.</text:p>
      <text:p text:style-name="P8"><text:span text:style-name="T1">They perform all the block operation including periodic checksum. They receive </text:span>instructions from the name node of where to put the blocks and how to put the blocks. </text:p>
      <text:p text:style-name="P3"/>
      <text:p text:style-name="P3"/>
      <text:p text:style-name="P2">HDFS Federation (Included in Hadoop 2.x)<text:line-break/><text:span text:style-name="T3">• </text:span><text:span text:style-name="T4">Let HDFS contain two sub-directories in the root directory.<text:line-break/>/usr<text:line-break/>/share<text:line-break/>• In HDFS Federation, there are multiple NameNodes, each storing metadata and block<text:line-break/>mapping of files and directories contained in particular sub-directories.<text:line-break/>• The list of sub-directories managed by a namenode is called a namespace volume.<text:line-break/>• Blocks for files belonging to a namespace is called block pool.<text:line-break/>For Example, here we can have two namenodes, one for storing metadata and block mapping<text:line-break/>for namespace volume /usr and one for /share.<text:line-break/>• In this way, if one NameNode fails, namespace volume managed by other namenode is still<text:line-break/>accessible. So entire cluster doesn’t become inaccessible.<text:line-break/></text:span><text:span text:style-name="T14">HDFS 6<text:line-break/></text:span>HDFS Federation<text:line-break/><text:span text:style-name="T3">• </text:span><text:span text:style-name="T4">Let sub-directories and files inside /usr constitute NameSpace Volume 1<text:line-break/>• and sub-directories and files inside /share constitute NameSpace Volume 2.<text:line-break/>• One Data Node can contain blocks of different namespace volumes.<text:line-break/>• So, namespace volumes are divided among namenodes, but not among datanodes.<text:line-break/></text:span><text:span text:style-name="T14">HDFS 7<text:line-break/></text:span>High Availability (Included in Hadoop 2.x)<text:line-break/><text:span text:style-name="T3">• </text:span><text:span text:style-name="T4">There is a pair of namenodes in an </text:span><text:span text:style-name="T9">active-standby </text:span><text:span text:style-name="T4">configuration.<text:line-break/>• In the event of the failure of the active namenode, the standby takes over its duties<text:line-break/>without a significant interruption.<text:line-break/></text:span><text:span text:style-name="T9">Architectural Changes:</text:span><text:span text:style-name="T8"><text:line-break/>• </text:span><text:span text:style-name="T4">The namenodes must use highly-available shared storage to share the edit log.<text:line-break/>Edit logs are read by StandbyNameNode when it takes the responsibility of<text:line-break/>ActiveNameNode.<text:line-break/>• Datanodes must send block reports to both namenodes because the block mappings.<text:line-break/>• The secondary namenode’s role is subsumed by the standby. StandbyNameNode takes<text:line-break/>periodic checkpoints of the active namenode.<text:line-break/>• Checkpointing is done by Standby Namenode.<text:line-break/></text:span><text:span text:style-name="T14">HDFS 8<text:line-break/></text:span><text:span text:style-name="T4"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MT" svg:font-family="ArialMT"/>
    <style:font-face style:name="TrebuchetMS" svg:font-family="TrebuchetMS"/>
    <style:font-face style:name="Verdana" svg:font-family="Verdana"/>
    <style:font-face style:name="Verdana-Bold" svg:font-family="Verdana-Bold"/>
    <style:font-face style:name="sans-serif" svg:font-family="sans-serif"/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letter-kerning="true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itle1_7e_LT_7e_Gliederung_20_3" style:display-name="Title1~LT~Gliederung 3" style:family="paragraph" style:parent-style-name="Title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le1_7e_LT_7e_Gliederung_20_4" style:display-name="Title1~LT~Gliederung 4" style:family="paragraph" style:parent-style-name="Title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itle1_7e_LT_7e_Gliederung_20_5" style:display-name="Title1~LT~Gliederung 5" style:family="paragraph" style:parent-style-name="Title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letter-kerning="true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Title2_7e_LT_7e_Gliederung_20_1" style:display-name="Title2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itle2_7e_LT_7e_Gliederung_20_3" style:display-name="Title2~LT~Gliederung 3" style:family="paragraph" style:parent-style-name="Title2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letter-kerning="true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Title3_7e_LT_7e_Gliederung_20_1" style:display-name="Title3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3_7e_LT_7e_Gliederung_20_2" style:display-name="Title3~LT~Gliederung 2" style:family="paragraph" style:parent-style-name="Title3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itle3_7e_LT_7e_Gliederung_20_3" style:display-name="Title3~LT~Gliederung 3" style:family="paragraph" style:parent-style-name="Title3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le3_7e_LT_7e_Gliederung_20_4" style:display-name="Title3~LT~Gliederung 4" style:family="paragraph" style:parent-style-name="Title3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itle3_7e_LT_7e_Gliederung_20_5" style:display-name="Title3~LT~Gliederung 5" style:family="paragraph" style:parent-style-name="Title3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le3_7e_LT_7e_Gliederung_20_6" style:display-name="Title3~LT~Gliederung 6" style:family="paragraph" style:parent-style-name="Title3_7e_LT_7e_Gliederung_20_5"/>
    <style:style style:name="Title3_7e_LT_7e_Gliederung_20_7" style:display-name="Title3~LT~Gliederung 7" style:family="paragraph" style:parent-style-name="Title3_7e_LT_7e_Gliederung_20_6"/>
    <style:style style:name="Title3_7e_LT_7e_Gliederung_20_8" style:display-name="Title3~LT~Gliederung 8" style:family="paragraph" style:parent-style-name="Title3_7e_LT_7e_Gliederung_20_7"/>
    <style:style style:name="Title3_7e_LT_7e_Gliederung_20_9" style:display-name="Title3~LT~Gliederung 9" style:family="paragraph" style:parent-style-name="Title3_7e_LT_7e_Gliederung_20_8"/>
    <style:style style:name="Title3_7e_LT_7e_Titel" style:display-name="Title3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Title3_7e_LT_7e_Untertitel" style:display-name="Title3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3_7e_LT_7e_Notizen" style:display-name="Title3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letter-kerning="true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itle3_7e_LT_7e_Hintergrundobjekte" style:display-name="Title3~LT~Hintergrundobjekte" style:family="paragraph">
      <style:paragraph-properties style:text-autospace="none"/>
      <style:text-properties style:letter-kerning="true"/>
    </style:style>
    <style:style style:name="Title3_7e_LT_7e_Hintergrund" style:display-name="Title3~LT~Hintergrund" style:family="paragraph">
      <style:paragraph-properties fo:text-align="center" style:justify-single-word="false" style:text-autospace="none"/>
    </style:style>
    <style:style style:name="Title4_7e_LT_7e_Gliederung_20_1" style:display-name="Title4~LT~Gliederung 1" style:family="paragraph">
      <style:paragraph-properties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4_7e_LT_7e_Gliederung_20_2" style:display-name="Title4~LT~Gliederung 2" style:family="paragraph" style:parent-style-name="Title4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itle4_7e_LT_7e_Gliederung_20_3" style:display-name="Title4~LT~Gliederung 3" style:family="paragraph" style:parent-style-name="Title4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itle4_7e_LT_7e_Gliederung_20_4" style:display-name="Title4~LT~Gliederung 4" style:family="paragraph" style:parent-style-name="Title4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itle4_7e_LT_7e_Gliederung_20_5" style:display-name="Title4~LT~Gliederung 5" style:family="paragraph" style:parent-style-name="Title4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itle4_7e_LT_7e_Gliederung_20_6" style:display-name="Title4~LT~Gliederung 6" style:family="paragraph" style:parent-style-name="Title4_7e_LT_7e_Gliederung_20_5"/>
    <style:style style:name="Title4_7e_LT_7e_Gliederung_20_7" style:display-name="Title4~LT~Gliederung 7" style:family="paragraph" style:parent-style-name="Title4_7e_LT_7e_Gliederung_20_6"/>
    <style:style style:name="Title4_7e_LT_7e_Gliederung_20_8" style:display-name="Title4~LT~Gliederung 8" style:family="paragraph" style:parent-style-name="Title4_7e_LT_7e_Gliederung_20_7"/>
    <style:style style:name="Title4_7e_LT_7e_Gliederung_20_9" style:display-name="Title4~LT~Gliederung 9" style:family="paragraph" style:parent-style-name="Title4_7e_LT_7e_Gliederung_20_8"/>
    <style:style style:name="Title4_7e_LT_7e_Titel" style:display-name="Title4~LT~Titel" style:family="paragraph">
      <style:paragraph-properties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Title4_7e_LT_7e_Untertitel" style:display-name="Title4~LT~Untertitel" style:family="paragraph">
      <style:paragraph-properties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Title4_7e_LT_7e_Notizen" style:display-name="Title4~LT~Notizen" style:family="paragraph">
      <style:paragraph-properties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letter-kerning="true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itle4_7e_LT_7e_Hintergrundobjekte" style:display-name="Title4~LT~Hintergrundobjekte" style:family="paragraph">
      <style:paragraph-properties style:text-autospace="none"/>
      <style:text-properties style:letter-kerning="true"/>
    </style:style>
    <style:style style:name="Title4_7e_LT_7e_Hintergrund" style:display-name="Title4~LT~Hintergrund" style:family="paragraph">
      <style:paragraph-properties fo:text-align="center" style:justify-single-word="false" style:text-autospac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04T21:17:53.40</meta:creation-date>
    <meta:document-statistic meta:table-count="0" meta:image-count="0" meta:object-count="0" meta:page-count="1" meta:paragraph-count="14" meta:word-count="408" meta:character-count="2579"/>
    <dc:date>2017-06-04T21:22:57.94</dc:date>
    <meta:editing-duration>PT5M5S</meta:editing-duration>
    <meta:editing-cycles>1</meta:editing-cycles>
    <meta:generator>OpenOffice/4.1.3$Win32 OpenOffice.org_project/413m1$Build-9783</meta:generator>
  </office:meta>
</office:document-meta>
</file>